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ＭＳ ゴシック" svg:font-family="'ＭＳ 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6.15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78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1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ＭＳ 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02cm solid #000000"/>
    </style:style>
    <style:style style:name="ce4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1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1-17_24-50-43_000.jpg</text:p>
          </table:table-cell>
          <table:table-cell table:style-name="ce2" office:value-type="string">
            <text:p>:m other / 新しい習慣　⇒　首は、縦に振るのみ　坂田所長より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017-01-17_08-07-54_000.jpg</text:p>
          </table:table-cell>
          <table:table-cell office:value-type="string">
            <text:p>:m 1*1 RES / 22-1 62*63#1 / res obs / G*J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2017-01-17_07-49-29_000.jpg</text:p>
          </table:table-cell>
          <table:table-cell office:value-type="string">
            <text:p>:m other / 温度　ベランダ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2017-01-17_07-49-09_000.jpg</text:p>
          </table:table-cell>
          <table:table-cell table:style-name="ce4" office:value-type="string">
            <text:p>:PHOTO 面白いもの / @自室 / 間違えて移した画像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2017-01-17_07-49-06_000.jpg</text:p>
          </table:table-cell>
          <table:table-cell table:style-name="ce4" office:value-type="string">
            <text:p>:m :PHOTO 起きた時刻 / 2017011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7-01-17_02-22-59_004.jpg</text:p>
          </table:table-cell>
          <table:table-cell table:style-name="ce2" office:value-type="string">
            <text:p>:m other / やることリスト / 面談　ソーテック　坂田所長様</text:p>
          </table:table-cell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2017-01-17_02-22-59_003.jpg</text:p>
          </table:table-cell>
          <table:table-cell office:value-type="string">
            <text:p>:tome <text:s/>/ おれは、リターンを返すぞ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2017-01-17_02-22-59_002.jpg</text:p>
          </table:table-cell>
          <table:table-cell office:value-type="string">
            <text:p>:m 2*2 RES / 245 123*5#1 / 　『コロイドの話』　北原文雄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2017-01-17_02-22-59_000.jpg</text:p>
          </table:table-cell>
          <table:table-cell office:value-type="string">
            <text:p>:m 1*1 other / コレポン / to.坂田所長様　ソーテック</text:p>
          </table:table-cell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2017-01-16_15-44-27_000.jpg</text:p>
          </table:table-cell>
          <table:table-cell office:value-type="string">
            <text:p>:tome <text:s/>/ 猫捕まえ　⇒　何度でもやる</text:p>
          </table:table-cell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2017-01-16_15-43-54_000.jpg</text:p>
          </table:table-cell>
          <table:table-cell office:value-type="string">
            <text:p>:m 1*2 RES / 245 123*5#1 / 　『コロイドの話』　北原文雄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2017-01-16_11-13-58_001.jpg</text:p>
          </table:table-cell>
          <table:table-cell table:style-name="ce4" office:value-type="string">
            <text:p>:m 食べた物/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ＭＳ ゴシック" svg:font-family="'ＭＳ 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2017/01/17</text:date>, <text:time>09:01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7T09:01:38.97</dc:date>
    <dc:creator>岩淵 謙</dc:creator>
    <meta:generator>OpenOffice/4.1.3$Win32 OpenOffice.org_project/413m1$Build-9783</meta:generator>
    <meta:editing-duration>PT26M3S</meta:editing-duration>
    <meta:editing-cycles>10</meta:editing-cycles>
    <meta:document-statistic meta:table-count="1" meta:cell-count="39" meta:object-count="0"/>
  </office:meta>
</office:document-meta>
</file>